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AMARGO HUANQUI ALEX REYNALDO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USANA CARRION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LIM</text:span></text:p>
      <text:p text:style-name="P6"/>
      <text:p text:style-name="P6">Recojo: <text:span text:style-name="T3">CAMARGO HUANQUI, ALEX REYNALDO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4T14:37:25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